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133.2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24.61mm"/>
    </style:style>
    <style:style style:name="co7" style:family="table-column">
      <style:table-column-properties fo:break-before="auto" style:column-width="24.18mm"/>
    </style:style>
    <style:style style:name="co8" style:family="table-column">
      <style:table-column-properties fo:break-before="auto" style:column-width="113.54mm"/>
    </style:style>
    <style:style style:name="co9" style:family="table-column">
      <style:table-column-properties fo:break-before="auto" style:column-width="8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üler ändern Testprotokoll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Ä1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ustermann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1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1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Ä21</text:p>
          </table:table-cell>
          <table:table-cell table:style-name="ce4" office:value-type="string" calcext:value-type="string">
            <text:p>Text, RegExp: "^[A-ZÄÖÜß]{1}[a-zäöüß]+\D*[a-zäöüß]*$"</text:p>
          </table:table-cell>
          <table:table-cell table:style-name="ce4" office:value-type="string" calcext:value-type="string">
            <text:p>„Max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2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2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string" calcext:value-type="string">
            <text:p>Definitionsbereich</text:p>
          </table:table-cell>
          <table:table-cell table:style-name="ce3" office:value-type="string" calcext:value-type="string">
            <text:p>Repräsent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Ä31</text:p>
          </table:table-cell>
          <table:table-cell table:style-name="ce4" office:value-type="string" calcext:value-type="string">
            <text:p>Text, RegExp: "^[a-zA-ZÄÖÜäöü]{1,}(\w){5,}$"</text:p>
          </table:table-cell>
          <table:table-cell table:style-name="ce4" office:value-type="string" calcext:value-type="string">
            <text:p>„MaxMust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31</text:p>
          </table:table-cell>
          <table:table-cell table:style-name="ce4" office:value-type="string" calcext:value-type="string">
            <text:p>nicht übereinstimmend mit RegExp</text:p>
          </table:table-cell>
          <table:table-cell table:style-name="ce4" office:value-type="string" calcext:value-type="string">
            <text:p>„maxi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32</text:p>
          </table:table-cell>
          <table:table-cell table:style-name="ce5" office:value-type="string" calcext:value-type="string">
            <text:p>keine Eingabe</text:p>
          </table:table-cell>
          <table:table-cell table:style-name="ce5" office:value-type="string" calcext:value-type="string">
            <text:p>„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Ä33</text:p>
          </table:table-cell>
          <table:table-cell table:style-name="ce5" office:value-type="string" calcext:value-type="string">
            <text:p>Benutzername == bereits vorhandener Benutzername</text:p>
          </table:table-cell>
          <table:table-cell table:style-name="ce5" office:value-type="string" calcext:value-type="string">
            <text:p>„LisLich“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Schüler ändern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Ä11 g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Ä11 gÄ21 gÄ31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uÄ12 gÄ21 gÄ31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Ä11 uÄ21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“</text:p>
          </table:table-cell>
          <table:table-cell table:style-name="ce5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Ä11 uÄ22 g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„MaxMust“</text:p>
          </table:table-cell>
          <table:table-cell table:style-name="ce5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gÄ11 gÄ21 uÄ31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Ä11 gÄ21 uÄ32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“</text:p>
          </table:table-cell>
          <table:table-cell table:style-name="ce5" office:value-type="string" calcext:value-type="string">
            <text:p>Bitte geben Sie einen Benutzernamen an.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gÄ11 gÄ21 uÄ33</text:p>
          </table:table-cell>
          <table:table-cell table:style-name="ce5" office:value-type="string" calcext:value-type="string">
            <text:p>„Mustermann“</text:p>
          </table:table-cell>
          <table:table-cell table:style-name="ce5" office:value-type="string" calcext:value-type="string">
            <text:p>„Max“</text:p>
          </table:table-cell>
          <table:table-cell table:style-name="ce5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9" office:value-type="string" calcext:value-type="string">
            <text:p>✓ 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13"/>
        </table:table-row>
        <table:table-row table:style-name="ro1">
          <table:table-cell table:style-name="Default" table:number-columns-spanned="2" table:number-rows-spanned="1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46:45.9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1:32:01.397000000</meta:creation-date>
    <dc:date>2018-11-28T06:49:09.580000000</dc:date>
    <meta:editing-duration>PT2H36M56S</meta:editing-duration>
    <meta:editing-cycles>5</meta:editing-cycles>
    <meta:generator>LibreOffice/5.3.7.2$Windows_X86_64 LibreOffice_project/6b8ed514a9f8b44d37a1b96673cbbdd077e24059</meta:generator>
    <meta:document-statistic meta:table-count="1" meta:cell-count="105" meta:object-count="0"/>
  </office:meta>
</office:document-meta>
</file>